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666666" officeooo:rsid="002cdf0a" officeooo:paragraph-rsid="00440e93"/>
    </style:style>
    <style:style style:name="P2" style:family="paragraph" style:parent-style-name="Title">
      <style:text-properties officeooo:rsid="0032cfaf" officeooo:paragraph-rsid="0032cfaf"/>
    </style:style>
    <style:style style:name="P3" style:family="paragraph" style:parent-style-name="Heading_20_2">
      <style:text-properties officeooo:paragraph-rsid="00461cd7"/>
    </style:style>
    <style:style style:name="P4" style:family="paragraph" style:parent-style-name="Heading_20_2">
      <style:text-properties officeooo:paragraph-rsid="003656f9"/>
    </style:style>
    <style:style style:name="P5" style:family="paragraph" style:parent-style-name="Heading_20_2">
      <style:text-properties fo:font-style="normal" fo:font-weight="bold" officeooo:rsid="00246852" officeooo:paragraph-rsid="003b9409" style:font-style-asian="normal" style:font-weight-asian="bold" style:font-style-complex="normal" style:font-weight-complex="bold"/>
    </style:style>
    <style:style style:name="P6" style:family="paragraph" style:parent-style-name="Heading_20_1">
      <style:text-properties fo:font-weight="bold" officeooo:rsid="00074dcf" officeooo:paragraph-rsid="00489cac" style:font-weight-asian="bold" style:font-weight-complex="bold"/>
    </style:style>
    <style:style style:name="P7" style:family="paragraph" style:parent-style-name="Heading_20_1">
      <style:text-properties officeooo:paragraph-rsid="00489cac"/>
    </style:style>
    <style:style style:name="P8" style:family="paragraph" style:parent-style-name="Standard" style:list-style-name="L1">
      <style:text-properties officeooo:rsid="000709b9" officeooo:paragraph-rsid="00461cd7"/>
    </style:style>
    <style:style style:name="P9" style:family="paragraph" style:parent-style-name="Standard" style:list-style-name="L3">
      <style:text-properties officeooo:rsid="000709b9" officeooo:paragraph-rsid="00342ed6"/>
    </style:style>
    <style:style style:name="P10" style:family="paragraph" style:parent-style-name="Standard" style:list-style-name="L1">
      <style:text-properties officeooo:rsid="001827ae" officeooo:paragraph-rsid="00461cd7"/>
    </style:style>
    <style:style style:name="P11" style:family="paragraph" style:parent-style-name="Standard" style:list-style-name="L1">
      <style:text-properties officeooo:rsid="001edfd9" officeooo:paragraph-rsid="00461cd7" fo:background-color="transparent"/>
    </style:style>
    <style:style style:name="P12" style:family="paragraph" style:parent-style-name="Standard" style:list-style-name="L2">
      <style:text-properties officeooo:paragraph-rsid="00461cd7"/>
    </style:style>
    <style:style style:name="P13" style:family="paragraph" style:parent-style-name="Standard" style:list-style-name="L3">
      <style:text-properties fo:font-weight="bold" officeooo:rsid="000709b9" officeooo:paragraph-rsid="001d75a2" style:font-weight-asian="bold" style:font-weight-complex="bold"/>
    </style:style>
    <style:style style:name="P14" style:family="paragraph" style:parent-style-name="Standard" style:list-style-name="L3">
      <style:text-properties fo:font-weight="bold" officeooo:rsid="00074dcf" officeooo:paragraph-rsid="000f3a13" style:font-weight-asian="bold" style:font-weight-complex="bold"/>
    </style:style>
    <style:style style:name="P15" style:family="paragraph" style:parent-style-name="Standard" style:list-style-name="L3">
      <style:text-properties fo:font-weight="bold" officeooo:rsid="001c7e43" officeooo:paragraph-rsid="001c7e43" style:font-weight-asian="bold" style:font-weight-complex="bold"/>
    </style:style>
    <style:style style:name="P16" style:family="paragraph" style:parent-style-name="Standard" style:list-style-name="L3">
      <style:text-properties officeooo:rsid="00074dcf" officeooo:paragraph-rsid="001d75a2"/>
    </style:style>
    <style:style style:name="P17" style:family="paragraph" style:parent-style-name="Standard" style:list-style-name="L3">
      <style:text-properties officeooo:rsid="000c8ba8" officeooo:paragraph-rsid="001d75a2"/>
    </style:style>
    <style:style style:name="P18" style:family="paragraph" style:parent-style-name="Standard" style:list-style-name="L3">
      <style:text-properties officeooo:rsid="001c7e43" officeooo:paragraph-rsid="001d75a2"/>
    </style:style>
    <style:style style:name="P19" style:family="paragraph" style:parent-style-name="Standard" style:list-style-name="L3">
      <style:text-properties officeooo:rsid="001c7e43" officeooo:paragraph-rsid="0020669f"/>
    </style:style>
    <style:style style:name="P20" style:family="paragraph" style:parent-style-name="Standard" style:list-style-name="L4">
      <style:text-properties officeooo:rsid="0023d3e0" officeooo:paragraph-rsid="000f3a13"/>
    </style:style>
    <style:style style:name="P21" style:family="paragraph" style:parent-style-name="Standard" style:list-style-name="L4">
      <style:text-properties officeooo:rsid="0023df29" officeooo:paragraph-rsid="0023df29"/>
    </style:style>
    <style:style style:name="P22" style:family="paragraph" style:parent-style-name="Standard" style:list-style-name="L4">
      <style:text-properties officeooo:rsid="0023df29" officeooo:paragraph-rsid="0025e4e3"/>
    </style:style>
    <style:style style:name="P23" style:family="paragraph" style:parent-style-name="Standard" style:list-style-name="L4">
      <style:text-properties officeooo:rsid="0025e4e3" officeooo:paragraph-rsid="0025e4e3"/>
    </style:style>
    <style:style style:name="P24" style:family="paragraph" style:parent-style-name="Standard" style:list-style-name="L5">
      <style:text-properties officeooo:rsid="00263bc0" officeooo:paragraph-rsid="00263bc0"/>
    </style:style>
    <style:style style:name="P25" style:family="paragraph" style:parent-style-name="Standard" style:list-style-name="L5">
      <style:text-properties officeooo:rsid="0026aa28" officeooo:paragraph-rsid="0026aa28"/>
    </style:style>
    <style:style style:name="P26" style:family="paragraph" style:parent-style-name="Standard" style:list-style-name="L5">
      <style:text-properties officeooo:rsid="00295c63" officeooo:paragraph-rsid="00295c63"/>
    </style:style>
    <style:style style:name="P27" style:family="paragraph" style:parent-style-name="Standard" style:list-style-name="L5">
      <style:text-properties officeooo:rsid="0072a9d9" officeooo:paragraph-rsid="0042a368"/>
    </style:style>
    <style:style style:name="T1" style:family="text">
      <style:text-properties officeooo:rsid="005af00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598fc2"/>
    </style:style>
    <style:style style:name="T4" style:family="text">
      <style:text-properties style:font-name="Liberation Serif1" officeooo:rsid="005af003" style:font-name-asian="Liberation Serif1" style:font-name-complex="Liberation Serif1"/>
    </style:style>
    <style:style style:name="T5" style:family="text">
      <style:text-properties officeooo:rsid="0058eca5"/>
    </style:style>
    <style:style style:name="T6" style:family="text">
      <style:text-properties officeooo:rsid="00074dc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4dcf" style:font-weight-asian="bold" style:font-weight-complex="bold"/>
    </style:style>
    <style:style style:name="T9" style:family="text">
      <style:text-properties fo:font-weight="bold" officeooo:rsid="0009b48b" style:font-weight-asian="bold" style:font-weight-complex="bold"/>
    </style:style>
    <style:style style:name="T10" style:family="text">
      <style:text-properties fo:font-weight="bold" officeooo:rsid="001ad064" style:font-weight-asian="bold" style:font-weight-complex="bold"/>
    </style:style>
    <style:style style:name="T11" style:family="text">
      <style:text-properties fo:font-weight="bold" officeooo:rsid="001c7e43" style:font-weight-asian="bold" style:font-weight-complex="bold"/>
    </style:style>
    <style:style style:name="T12" style:family="text">
      <style:text-properties fo:font-weight="bold" officeooo:rsid="0033b62a" style:font-weight-asian="bold" style:font-weight-complex="bold"/>
    </style:style>
    <style:style style:name="T13" style:family="text">
      <style:text-properties fo:font-weight="bold" officeooo:rsid="0033e744" style:font-weight-asian="bold" style:font-weight-complex="bold"/>
    </style:style>
    <style:style style:name="T14" style:family="text">
      <style:text-properties fo:font-weight="bold" officeooo:rsid="003d76d1" style:font-weight-asian="bold" style:font-weight-complex="bold"/>
    </style:style>
    <style:style style:name="T15" style:family="text">
      <style:text-properties fo:font-weight="bold" officeooo:rsid="0064b03f" style:font-weight-asian="bold" style:font-weight-complex="bold"/>
    </style:style>
    <style:style style:name="T16" style:family="text">
      <style:text-properties officeooo:rsid="001ad064"/>
    </style:style>
    <style:style style:name="T17" style:family="text">
      <style:text-properties officeooo:rsid="001b825a"/>
    </style:style>
    <style:style style:name="T18" style:family="text">
      <style:text-properties fo:font-style="italic" fo:font-weight="normal" officeooo:rsid="001ad064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edfd9" style:font-style-asian="italic" style:font-style-complex="italic"/>
    </style:style>
    <style:style style:name="T21" style:family="text">
      <style:text-properties officeooo:rsid="001edfd9"/>
    </style:style>
    <style:style style:name="T22" style:family="text">
      <style:text-properties officeooo:rsid="0020669f"/>
    </style:style>
    <style:style style:name="T23" style:family="text">
      <style:text-properties fo:color="#666666" officeooo:rsid="001edfd9"/>
    </style:style>
    <style:style style:name="T24" style:family="text">
      <style:text-properties fo:color="#666666" officeooo:rsid="00074dcf"/>
    </style:style>
    <style:style style:name="T25" style:family="text">
      <style:text-properties officeooo:rsid="0025e4e3"/>
    </style:style>
    <style:style style:name="T26" style:family="text">
      <style:text-properties style:use-window-font-color="true" officeooo:rsid="00263bc0"/>
    </style:style>
    <style:style style:name="T27" style:family="text">
      <style:text-properties style:use-window-font-color="true" fo:font-weight="normal" officeooo:rsid="001ad064" style:font-weight-asian="normal" style:font-weight-complex="normal"/>
    </style:style>
    <style:style style:name="T28" style:family="text">
      <style:text-properties style:use-window-font-color="true" fo:font-weight="normal" officeooo:rsid="001c7e43" style:font-weight-asian="normal" style:font-weight-complex="normal"/>
    </style:style>
    <style:style style:name="T29" style:family="text">
      <style:text-properties style:use-window-font-color="true" fo:font-weight="normal" officeooo:rsid="00263bc0" style:font-weight-asian="normal" style:font-weight-complex="normal"/>
    </style:style>
    <style:style style:name="T30" style:family="text">
      <style:text-properties style:use-window-font-color="true" fo:font-weight="normal" officeooo:rsid="00324301" style:font-weight-asian="normal" style:font-weight-complex="normal"/>
    </style:style>
    <style:style style:name="T31" style:family="text">
      <style:text-properties officeooo:rsid="0026aa28"/>
    </style:style>
    <style:style style:name="T32" style:family="text">
      <style:text-properties officeooo:rsid="00295c63"/>
    </style:style>
    <style:style style:name="T33" style:family="text">
      <style:text-properties officeooo:rsid="002b2c51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4d9d1" style:font-weight-asian="normal" style:font-weight-complex="normal"/>
    </style:style>
    <style:style style:name="T36" style:family="text">
      <style:text-properties fo:font-weight="normal" officeooo:rsid="0031a08c" style:font-weight-asian="normal" style:font-weight-complex="normal"/>
    </style:style>
    <style:style style:name="T37" style:family="text">
      <style:text-properties fo:font-weight="normal" officeooo:rsid="00389b57" style:font-weight-asian="normal" style:font-weight-complex="normal"/>
    </style:style>
    <style:style style:name="T38" style:family="text">
      <style:text-properties fo:font-weight="normal" officeooo:rsid="003a1be4" style:font-weight-asian="normal" style:font-weight-complex="normal"/>
    </style:style>
    <style:style style:name="T39" style:family="text">
      <style:text-properties fo:font-weight="normal" officeooo:rsid="003d76d1" style:font-weight-asian="normal" style:font-weight-complex="normal"/>
    </style:style>
    <style:style style:name="T40" style:family="text">
      <style:text-properties officeooo:rsid="00332df0"/>
    </style:style>
    <style:style style:name="T41" style:family="text">
      <style:text-properties officeooo:rsid="003df6d8"/>
    </style:style>
    <style:style style:name="T42" style:family="text">
      <style:text-properties officeooo:rsid="00416b4c"/>
    </style:style>
    <style:style style:name="T43" style:family="text">
      <style:text-properties officeooo:rsid="0064b0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istro</text:p>
      <text:h text:style-name="P7" text:outline-level="1">Modelo <text:span text:style-name="T43">(implementar)</text:span></text:h>
      <text:list xml:id="list8243361471590592236" text:style-name="L1">
        <text:list-item>
          <text:p text:style-name="P8"><text:span text:style-name="T7">UML</text:span> (nombre de clase + propiedades)</text:p>
        </text:list-item>
        <text:list-item>
          <text:p text:style-name="P10"><text:span text:style-name="T21">Implementar </text:span><text:span text:style-name="T7">Usuario</text:span><text:span text:style-name="T34"><text:line-break/></text:span><text:span text:style-name="T37">Utilizar interfaz (Usuario) y después implementar la interfaz </text:span><text:span text:style-name="T38">(</text:span><text:span text:style-name="T37">UsuarioImp</text:span><text:span text:style-name="T38">)</text:span></text:p>
          <text:list>
            <text:list-item>
              <text:p text:style-name="P10"><text:span text:style-name="T21">- </text:span><text:span text:style-name="T20">String</text:span><text:span text:style-name="T21"> nombre </text:span><text:span text:style-name="T23">(inicializar por constructor)</text:span></text:p>
            </text:list-item>
            <text:list-item>
              <text:p text:style-name="P10"><text:span text:style-name="T21">- </text:span><text:span text:style-name="T20">String</text:span><text:span text:style-name="T21"> apellidos </text:span><text:span text:style-name="T23">(inicializar por constructor)</text:span></text:p>
            </text:list-item>
            <text:list-item>
              <text:p text:style-name="P10"><text:span text:style-name="T21">- </text:span><text:span text:style-name="T20">String</text:span><text:span text:style-name="T21"> email </text:span><text:span text:style-name="T23">(inicializar por constructor)</text:span></text:p>
            </text:list-item>
            <text:list-item>
              <text:p text:style-name="P10"><text:span text:style-name="T21">- </text:span><text:span text:style-name="T20">String</text:span><text:span text:style-name="T21"> password </text:span><text:span text:style-name="T23">(inicializar por constructor)</text:span></text:p>
            </text:list-item>
            <text:list-item>
              <text:p text:style-name="P10"><text:span text:style-name="T21">- </text:span><text:span text:style-name="T20">String</text:span><text:span text:style-name="T21"> avatar </text:span><text:span text:style-name="T23">(imagen de usuario)</text:span></text:p>
            </text:list-item>
            <text:list-item>
              <text:p text:style-name="P11">- <text:span text:style-name="T19">Ubicación</text:span> ubicación</text:p>
            </text:list-item>
          </text:list>
        </text:list-item>
      </text:list>
      <text:h text:style-name="P7" text:outline-level="1"><text:span text:style-name="T9">V</text:span><text:span text:style-name="T8">ista </text:span><text:span text:style-name="T15">(refactorizar)</text:span></text:h>
      <text:h text:style-name="P3" text:outline-level="2">Refactorizar <text:span text:style-name="T42">registro</text:span>.<text:span text:style-name="T41">html</text:span> <text:span text:style-name="T17">(JSP + JS/AJAX)</text:span></text:h>
      <text:list xml:id="list1940724626417518901" text:style-name="L2">
        <text:list-item>
          <text:p text:style-name="P12"><text:span text:style-name="T12">registro</text:span><text:span text:style-name="T10">.html</text:span><text:span text:style-name="T16"> + </text:span><text:span text:style-name="T12">registro</text:span><text:span text:style-name="T10">_confirm.html</text:span><text:span text:style-name="T16">: cambiar extensión de </text:span><text:span text:style-name="T10">html</text:span><text:span text:style-name="T16"> a </text:span><text:span text:style-name="T10">jsp</text:span></text:p>
        </text:list-item>
        <text:list-item>
          <text:p text:style-name="P12"><text:span text:style-name="T12">registro</text:span><text:span text:style-name="T10">.html</text:span><text:span text:style-name="T16">: substituir código repetido por </text:span><text:span text:style-name="T18">includes</text:span><text:span text:style-name="T16">: </text:span><text:span text:style-name="T10">header.jsp</text:span><text:span text:style-name="T16"> + </text:span><text:span text:style-name="T10">menu.jsp</text:span><text:span text:style-name="T16"> + </text:span><text:span text:style-name="T10">footer.jsp</text:span></text:p>
        </text:list-item>
        <text:list-item>
          <text:p text:style-name="P12"><text:span text:style-name="T12">regi</text:span><text:span text:style-name="T13">ster</text:span><text:span text:style-name="T10">_confirm.html</text:span><text:span text:style-name="T16">: substituir código repetido por </text:span><text:span text:style-name="T18">includes</text:span><text:span text:style-name="T16">: </text:span><text:span text:style-name="T10">confirm.jsp</text:span></text:p>
        </text:list-item>
        <text:list-item>
          <text:p text:style-name="P12"><text:span text:style-name="T10">re</text:span><text:span text:style-name="T13">gister</text:span><text:span text:style-name="T10">.js</text:span><text:span text:style-name="T16">: </text:span><text:span text:style-name="T35">c</text:span><text:span text:style-name="T36">ambiar URL en AJAX por </text:span><text:span text:style-name="T10">./</text:span><text:span text:style-name="T12">registro</text:span><text:span text:style-name="T16"> y cambiar referencias<text:line-break/></text:span><text:span text:style-name="T10">./</text:span><text:span text:style-name="T12">registro</text:span><text:span text:style-name="T10">.html</text:span><text:span text:style-name="T16"> por </text:span><text:span text:style-name="T10">./</text:span><text:span text:style-name="T12">registro</text:span><text:span text:style-name="T16"><text:line-break/></text:span><text:span text:style-name="T10">./</text:span><text:span text:style-name="T12">registro</text:span><text:span text:style-name="T10">_confirm.html</text:span><text:span text:style-name="T16"> por ./</text:span><text:span text:style-name="T10">confirm</text:span><text:span text:style-name="T11">ar</text:span><text:span text:style-name="T13">R</text:span><text:span text:style-name="T12">egistro</text:span><text:span text:style-name="T35"><text:line-break/></text:span><text:span text:style-name="T10">./</text:span><text:span text:style-name="T14">index.html</text:span><text:span text:style-name="T39"> por </text:span><text:span text:style-name="T14">./buscar</text:span></text:p>
        </text:list-item>
      </text:list>
      <text:h text:style-name="P7" text:outline-level="1">Controlador <text:span text:style-name="T43">(implementar)</text:span></text:h>
      <text:list xml:id="list9020037580560085949" text:style-name="L3">
        <text:list-item>
          <text:p text:style-name="P13">LoginServlet</text:p>
          <text:list>
            <text:list-item>
              <text:p text:style-name="P16">/login</text:p>
            </text:list-item>
            <text:list-item>
              <text:p text:style-name="P16">doGet: devolver a login.jsp y mostrar errores si los hay</text:p>
            </text:list-item>
            <text:list-item>
              <text:p text:style-name="P9"><text:span text:style-name="T6">doPost: validar datos provinientes del formulario del navegador<text:line-break/></text:span><text:span text:style-name="T24">(no confundir con la validadción Javascript en el navegador)<text:line-break/></text:span><text:span text:style-name="T26">Validación correcta: devolver </text:span><text:span text:style-name="T30">JSON (como mocky), </text:span><text:span text:style-name="T26">devolver redirigir a </text:span><text:span text:style-name="T27">./confirm</text:span><text:span text:style-name="T28">arLogin<text:line-break/></text:span><text:span text:style-name="T29">Validación incorrecta: doGet (pasar errores a la plantilla)</text:span></text:p>
            </text:list-item>
          </text:list>
        </text:list-item>
        <text:list-item>
          <text:p text:style-name="P14">LogoutServlet</text:p>
          <text:list>
            <text:list-item>
              <text:p text:style-name="P17">/logout</text:p>
            </text:list-item>
            <text:list-item>
              <text:p text:style-name="P17">doGet: devolver a login.jsp</text:p>
            </text:list-item>
          </text:list>
        </text:list-item>
        <text:list-item>
          <text:p text:style-name="P15">ConfirmarLogin</text:p>
          <text:list>
            <text:list-item>
              <text:p text:style-name="P18">/confirmarLogin</text:p>
            </text:list-item>
            <text:list-item>
              <text:p text:style-name="P19">doGet: <text:span text:style-name="T22">devolver a confirm.jsp</text:span></text:p>
            </text:list-item>
          </text:list>
        </text:list-item>
      </text:list>
      <text:h text:style-name="P6" text:outline-level="1">Testing <text:span text:style-name="T43">(implementar y probar)</text:span></text:h>
      <text:h text:style-name="P4" text:outline-level="2"><text:span text:style-name="T40">Pruebas unitarias (</text:span>jUnit<text:span text:style-name="T40">):</text:span> <text:span text:style-name="T6">Database</text:span></text:h>
      <text:list xml:id="list6556296591841963157" text:style-name="L4">
        <text:list-item>
          <text:p text:style-name="P20">+ getUsuario(String email): Usuario</text:p>
          <text:list>
            <text:list-item>
              <text:p text:style-name="P21"><text:span text:style-name="T25">Verificar que: </text:span>getUsuario(null): null</text:p>
            </text:list-item>
            <text:list-item>
              <text:p text:style-name="P22"><text:span text:style-name="T25">Verificar que: </text:span>getUsuario(“email@inexistente.com”): null</text:p>
            </text:list-item>
            <text:list-item>
              <text:p text:style-name="P23">Verificar que: getUsuario(“email@existente.com”): usuarioConEmail@existente.com</text:p>
            </text:list-item>
          </text:list>
        </text:list-item>
      </text:list>
      <text:h text:style-name="P5" text:outline-level="2">Pruebas de “integración”</text:h>
      <text:list xml:id="list3227715593923153620" text:style-name="L5">
        <text:list-item>
          <text:p text:style-name="P24"><text:span text:style-name="T32">Verificar c</text:span>aso feliz: usuario <text:span text:style-name="T31">y password ok. Página confirmación. Redirección página previa</text:span></text:p>
        </text:list-item>
        <text:list-item>
          <text:p text:style-name="P25"><text:span text:style-name="T32">Verificar u</text:span>suario o password incorrecto. Mensaje de error</text:p>
        </text:list-item>
        <text:list-item>
          <text:p text:style-name="P26">Verificar (sesión) que no se puede acceder a zonas privadas sin estar identificado<text:line-break/><text:span text:style-name="T33">Zonas públicas: pantalla inicial (búsqueda) y resultados de búsqueda</text:span></text:p>
        </text:list-item>
        <text:list-item>
          <text:p text:style-name="P27">Verificar que muestra una funcionalidad equivalente a la versión de antes del spr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01cm" loext:contextual-spacing="false" fo:text-indent="0cm" style:auto-text-indent="false"/>
      <style:text-properties fo:color="#999999" fo:font-size="130%" fo:font-weight="bold" style:font-size-asian="130%" style:font-weight-asian="normal" style:font-size-complex="130%" style:font-weight-complex="bold"/>
    </style:style>
    <style:style style:name="Title" style:family="paragraph" style:parent-style-name="Heading" style:next-style-name="Text_20_body" style:class="chapter">
      <style:paragraph-properties fo:margin-top="0.1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cm" fo:margin-bottom="0cm" loext:contextual-spacing="false" fo:text-indent="0cm" style:auto-text-indent="false"/>
      <style:text-properties fo:font-size="14pt" fo:font-weight="bold" style:font-size-asian="115%" style:font-weight-asian="normal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 officeooo:rsid="002cdf0a" officeooo:paragraph-rsid="00440e93"/>
    </style:style>
    <style:style style:name="MT1" style:family="text">
      <style:text-properties officeooo:rsid="005af003"/>
    </style:style>
    <style:style style:name="MT2" style:family="text">
      <style:text-properties style:text-position="super 58%" officeooo:rsid="00598fc2"/>
    </style:style>
    <style:style style:name="MT3" style:family="text">
      <style:text-properties style:text-position="super 58%"/>
    </style:style>
    <style:style style:name="MT4" style:family="text">
      <style:text-properties style:font-name="Liberation Serif1" officeooo:rsid="005af003" style:font-name-asian="Liberation Serif1" style:font-name-complex="Liberation Serif1"/>
    </style:style>
    <style:style style:name="MT5" style:family="text">
      <style:text-properties officeooo:rsid="0058eca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5</text:span>h<text:span text:style-name="MT2"> (</text:span><text:span text:style-name="MT3">V</text:span><text:span text:style-name="MT2">)</text:span> + <text:span text:style-name="MT1">5</text:span>h<text:span text:style-name="MT2"> (</text:span><text:span text:style-name="MT3">L</text:span><text:span text:style-name="MT2">)</text:span> + <text:span text:style-name="MT1">3½ </text:span>h<text:span text:style-name="MT2"> (</text:span><text:span text:style-name="MT3">M</text:span><text:span text:style-name="MT2">)</text:span> <text:span text:style-name="MT4">≈</text:span> <text:span text:style-name="MT5">13½ </text:span><text:s/>h/<text:span text:style-name="MT5">programado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2:52:21.458746409</meta:creation-date>
    <meta:editing-duration>PT1M21S</meta:editing-duration>
    <meta:editing-cycles>2</meta:editing-cycles>
    <meta:generator>LibreOffice/5.1.6.2$Linux_X86_64 LibreOffice_project/10m0$Build-2</meta:generator>
    <dc:date>2018-05-25T12:52:22.507570371</dc:date>
    <meta:document-statistic meta:table-count="0" meta:image-count="0" meta:object-count="0" meta:page-count="1" meta:paragraph-count="39" meta:word-count="293" meta:character-count="2129" meta:non-whitespace-character-count="1906"/>
  </office:meta>
</office:document-meta>
</file>